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7">
      <text:list-level-style-bullet text:level="1" text:style-name="WW_CharLFO7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text:style-name="WW_CharLFO8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8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8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8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8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8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8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8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8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number text:level="1" text:style-name="WW_CharLFO11LVL1" style:num-suffix=")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text:style-name="WW_CharLFO11LVL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text:style-name="WW_CharLFO11LVL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text:style-name="WW_CharLFO11LVL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text:style-name="WW_CharLFO11LVL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text:style-name="WW_CharLFO11LVL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text:style-name="WW_CharLFO11LVL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text:style-name="WW_CharLFO11LVL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text:style-name="WW_CharLFO11LVL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Normální" style:family="paragraph">
      <style:text-properties fo:font-weight="bold" style:font-weight-asian="bold"/>
    </style:style>
    <style:style style:name="T18" style:parent-style-name="instrukce" style:family="text">
      <style:text-properties style:use-window-font-color="true"/>
    </style:style>
    <style:style style:name="P19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20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T21" style:parent-style-name="Standardnípísmoodstavce" style:family="text">
      <style:text-properties fo:font-style="italic" style:font-style-asian="italic"/>
    </style:style>
    <style:style style:name="P22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T23" style:parent-style-name="Standardnípísmoodstavce" style:family="text">
      <style:text-properties fo:font-style="italic" style:font-style-asian="italic"/>
    </style:style>
    <style:style style:name="T24" style:parent-style-name="Standardnípísmoodstavce" style:family="text">
      <style:text-properties fo:font-style="italic" style:font-style-asian="italic"/>
    </style:style>
    <style:style style:name="T25" style:parent-style-name="Standardnípísmoodstavce" style:family="text">
      <style:text-properties fo:font-style="italic" style:font-style-asian="italic"/>
    </style:style>
    <style:style style:name="T26" style:parent-style-name="Standardnípísmoodstavce" style:family="text">
      <style:text-properties fo:font-style="italic" style:font-style-asian="italic"/>
    </style:style>
    <style:style style:name="T27" style:parent-style-name="Standardnípísmoodstavce" style:family="text">
      <style:text-properties fo:font-style="italic" style:font-style-asian="italic"/>
    </style:style>
    <style:style style:name="P28" style:parent-style-name="Základnítext" style:family="paragraph">
      <style:text-properties fo:font-weight="bold" style:font-weight-asian="bold"/>
    </style:style>
    <style:style style:name="P29" style:parent-style-name="Základnítext" style:family="paragraph">
      <style:text-properties fo:font-weight="bold" style:font-weight-asian="bold"/>
    </style:style>
    <style:style style:name="P30" style:parent-style-name="Základnítext" style:family="paragraph">
      <style:text-properties fo:font-weight="bold" style:font-weight-asian="bold"/>
    </style:style>
    <style:style style:name="T31" style:parent-style-name="Standardnípísmoodstavce" style:family="text">
      <style:text-properties fo:font-weight="bold" style:font-weight-asian="bold"/>
    </style:style>
    <style:style style:name="T32" style:parent-style-name="Standardnípísmoodstavce" style:family="text">
      <style:text-properties fo:font-weight="bold" style:font-weight-asian="bold"/>
    </style:style>
    <style:style style:name="T33" style:parent-style-name="Standardnípísmoodstavce" style:family="text">
      <style:text-properties fo:font-weight="bold" style:font-weight-asian="bold"/>
    </style:style>
    <style:style style:name="T34" style:parent-style-name="Standardnípísmoodstavce" style:family="text">
      <style:text-properties fo:font-style="italic" style:font-style-asian="italic"/>
    </style:style>
    <style:style style:name="P35" style:parent-style-name="Číslovanýseznam" style:family="paragraph"/>
    <style:style style:name="P36" style:parent-style-name="Číslovanýseznam" style:family="paragraph"/>
    <style:style style:name="T37" style:parent-style-name="Standardnípísmoodstavce" style:family="text">
      <style:text-properties fo:font-style="italic" style:font-style-asian="italic"/>
    </style:style>
    <style:style style:name="P38" style:parent-style-name="Číslovanýseznam" style:family="paragraph"/>
    <style:style style:name="T39" style:parent-style-name="Standardnípísmoodstavce" style:family="text">
      <style:text-properties fo:font-style="italic" style:font-style-asian="italic"/>
    </style:style>
    <style:style style:name="T40" style:parent-style-name="Standardnípísmoodstavce" style:family="text">
      <style:text-properties fo:font-style="italic" style:font-style-asian="italic"/>
    </style:style>
    <style:style style:name="T41" style:parent-style-name="Standardnípísmoodstavce" style:family="text">
      <style:text-properties fo:font-style="italic" style:font-style-asian="italic"/>
    </style:style>
    <style:style style:name="T42" style:parent-style-name="Standardnípísmoodstavce" style:family="text">
      <style:text-properties fo:font-style="italic" style:font-style-asian="italic"/>
    </style:style>
    <style:style style:name="T43" style:parent-style-name="Standardnípísmoodstavce" style:family="text">
      <style:text-properties fo:font-style="italic" style:font-style-asian="italic"/>
    </style:style>
    <style:style style:name="T44" style:parent-style-name="instrukce" style:family="text">
      <style:text-properties style:use-window-font-color="true"/>
    </style:style>
    <style:style style:name="T45" style:parent-style-name="instrukce" style:family="text">
      <style:text-properties style:use-window-font-color="true"/>
    </style:style>
    <style:style style:name="T46" style:parent-style-name="instrukce" style:family="text">
      <style:text-properties style:use-window-font-color="true"/>
    </style:style>
    <style:style style:name="P47" style:parent-style-name="Základnítext" style:family="paragraph">
      <style:paragraph-properties fo:margin-top="0in" fo:margin-bottom="0in" fo:line-height="100%">
        <style:tab-stops>
          <style:tab-stop style:type="center" style:position="3.9375in"/>
        </style:tab-stops>
      </style:paragraph-properties>
    </style:style>
    <style:style style:name="P48" style:parent-style-name="Základnítext" style:family="paragraph">
      <style:paragraph-properties fo:margin-top="0in" fo:margin-bottom="0in" fo:line-height="100%">
        <style:tab-stops>
          <style:tab-stop style:type="center" style:position="3.9375in"/>
        </style:tab-stops>
      </style:paragraph-properties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<text:s/>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86/2019<text:bookmark-end text:name="Text14"/></text:p>
            <text:p text:style-name="Normální">KVOP-53927/2019<text:bookmark-end text:name="Text2"/></text:p>
            <text:p text:style-name="Normální"><text:bookmark-start text:name="Text6"/>02. 12. 2019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13"/><text:bookmark-start text:name="Text7"/><text:s text:c="5"/><text:bookmark-end text:name="Text13"/></text:p>
            <text:p text:style-name="Normální"><text:s text:c="5"/><text:bookmark-end text:name="Text7"/></text:p>
            <text:p text:style-name="Normální"><text:bookmark-start text:name="Text8"/>Vážený pan<text:bookmark-end text:name="Text8"/></text:p>
            <text:p text:style-name="Normální"/>
            <text:p text:style-name="Normální"/>
            <text:p text:style-name="Normální"/>
            <text:p text:style-name="Normální"/>
            <text:p text:style-name="P17">do vlastních rukou</text:p>
            <text:p text:style-name="Normální"/>
            <text:p text:style-name="Normální"/>
          </table:table-cell>
        </table:table-row>
      </table:table>
      <text:h text:style-name="Nadpis1" text:outline-level="1">Sdělení o poskytnutí informace a rozhodnutí o částečném odmítnutí žádosti</text:h>
      <text:p text:style-name="Základnítext"/>
      <text:p text:style-name="Základnítext">Vážený pane V.,</text:p>
      <text:p text:style-name="Základnítext">dne 18. 11. 2019 bylo do Kanceláře veřejného ochránce práv doručeno Vaše odvolání proti rozhodnutí ředitelky sekce právní Kanceláře veřejného ochránce práv č. j.: KVOP-48765/2019, sp. zn. K106 70/2019, ze dne 30. 10. 2019, kterým byla odmítnuta Vaše žádost o informace ze dne<text:s/><text:span text:style-name="T18">17. září 2019.</text:span></text:p>
      <text:p text:style-name="Základnítext">V rámci odvolání jste pod bodem C) uplatnil novou žádost podle zákona č. 106/1999 Sb., o svobodném přístupu k informacím, ve znění pozdějších předpisů, kterou žádáte:</text:p>
      <text:list text:style-name="LFO4" text:continue-numbering="true">
        <text:list-item>
          <text:p text:style-name="P19">Sdělit <text:s/>- stačí přibližný údaj – počet zaměstnanců KVOP – dále přibližnou výši platu VOP a jeho zástupce</text:p>
        </text:list-item>
        <text:list-item>
          <text:p text:style-name="P20">Sdělit<text:s/><text:span text:style-name="T21">„veškerá působení od 1. 1. 1990 nyní VOP A. Šabatové do současností. Jakož jaké aktivity jmenovaná učinila po uvedeném datu v dosažení právního státu a vymahatelnosti práva.“</text:span></text:p>
        </text:list-item>
        <text:list-item>
          <text:p text:style-name="P22">Objasnění „<text:span text:style-name="T23">jak je možné, že si KVOP dovolil 1). ve věci upření mně práva dle zákč. 87/94 sb k mé záležitosti studia za škr. 69/74 2)ve stavebním<text:s/></text:span><text:span text:style-name="T24">řízen</text:span><text:span text:style-name="T25">í SÚ-Čáslav čj.<text:s/></text:span><text:span text:style-name="T26">v</text:span><text:span text:style-name="T27">ýst 1008/98+1133/99 a 3)ve stav řízení výst 3942/08 a n. tvrzení a postup zdejší tehdejší komunální sféry učiněný za součinnosti původních složek SNB-StB</text:span>.“</text:p>
        </text:list-item>
      </text:list>
      <text:p text:style-name="Základnítext">Ve smyslu zákona o svobodném přístupu k informacím,<text:s/><text:span text:style-name="Silné">se poskytují níže uvedené informace</text:span>:</text:p>
      <text:p text:style-name="P28">K bodu č. 1</text:p>
      <text:p text:style-name="Základnítext">Počet zaměstnanců Kanceláře veřejného ochránce práv činí přibližně 160 zaměstnanců, z toho asi 120 zaměstnanců se přímo zabývá vyřizováním podnětů a výkonem dalších<text:s/>působností ochránce (národní preventivní mechanismus, národní těleso pro rovné zacházení a ochranu před diskriminací, monitorování práv migrujících občanů EU a jejich rodinných příslušníků, sledování vyhoštění cizinců a monitorování práv lidí se zdravotním postižením). Tyto údaje jsou každoročně součástí souhrnné zprávy o činnosti veřejného ochránce práv, která je přístupná na webových stránkách ochránce (<text:a xlink:href="http://www.ochrance.cz" office:target-frame-name="_top" xlink:show="replace"><text:span text:style-name="Hypertextovýodkaz">www.ochrance.cz</text:span></text:a>) v sekci Zprávy o činnosti/Zprávy pro Poslaneckou sněmovnu.<text:s/></text:p>
      <text:soft-page-break/>
      <text:p text:style-name="Základnítext">Plat veřejného ochránce práv a jeho zástupce je podle § 8 zákona č. 349/1999 Sb., o veřejném ochránci práv, stanoven stejně jako plat prezidenta Nejvyššího kontrolního úřadu, v případně jeho zástupce pak stejně jako plat viceprezidenta<text:s/>Nejvyššího kontrolního úřadu, a to včetně<text:s/>odchodného, náhrady<text:s/>výdajů a naturálního<text:s/>plnění. Konkrétní výše platu vychází ze zákona č.<text:s/>236/1995 Sb., o platu a dalších náležitostech spojených s výkonem funkce představitelů státní moci a některých státních orgánů a soudců a poslanců Evropského parlamentu. Aktuálně činí přibližná výše platu veřejné ochránkyně práv tak činí cca 145 000 Kč měsíčně, u zástupce veřejné ochránkyně práv je to asi 125 000 Kč měsíčně.<text:s/></text:p>
      <text:p text:style-name="P29"><text:s/>K bodu č. 2</text:p>
      <text:p text:style-name="Základnítext">Anna Šabatová vykonávala v letech 2001 – 2007 funkci zástupkyně veřejného ochránce práv a od roku 2014 vykonává funkci veřejné ochránkyně práv. Bližší informace o jejím působení v těchto funkcích lze zjistit prostřednictvím webových stránek veřejného ochránce práv –<text:s/><text:a xlink:href="http://www.ochrance.cz" office:target-frame-name="_top" xlink:show="replace"><text:span text:style-name="Hypertextovýodkaz">www.ochrance.cz</text:span></text:a>, které obsahují detailní informace o různých formách činnosti veřejné ochránkyně práv. <text:s/>V ostatním se žádost pana V.<text:s/>odmítá.<text:s/></text:p>
      <text:p text:style-name="P30">K bodu č. 3</text:p>
      <text:p text:style-name="Základnítext">Žádost se odmítá.<text:s/></text:p>
      <text:p text:style-name="Základnítext"><text:span text:style-name="Silné">Současně</text:span></text:p>
      <text:p text:style-name="Základnítext"><text:span text:style-name="Silné">vydává Kancelář veřejného ochránce práv</text:span><text:s/>jako povinný subjekt dle ustanovení § 2 odst. 1 zákona č. 106/1999 Sb., o svobodném přístupu k informacím, ve znění pozdějších předpisů, a současně jako osoba pověřená v souladu s ustanovením § 25 odst. 2 zákona č. 349/1999 Sb., o veřejném ochránci práv, ve znění pozdějších předpisů, veřejným ochráncem práv k plnění povinností veřejného ochránce práv podle zákona o svobodném přístupu k informacím, v souladu s ustanovením § 15 a ustanovením § 20 odst. 4 písm. a) zákona o svobodném přístupu k informacím, ve spojení s ustanovením § 67 a násl. zákona č. 500/2004 Sb., správní řád, ve znění pozdějších předpisů toto</text:p>
      <text:h text:style-name="Nadpis1" text:outline-level="1">rozhodnutí,</text:h>
      <text:p text:style-name="Základnítext">kterým se žádost pana<text:s/>B. V.<text:s/>, nar.<text:s/>xxx, trvale bytem<text:s/>xxx<text:s/>ze dne 18. 11. 2019<text:s/></text:p>
      <text:p text:style-name="Základnítext">podle § 2 odst. 1 zákona č. 106/1999 Sb., o svobodném přístupu k informacím,<text:span text:style-name="T31"><text:s/></text:span><text:span text:style-name="T32">částečně odmítá</text:span><text:s/>v části, ve které se domáhal poskytnutí informací o veškerém působení Anny Šabatové od 1. 1. 1990 do současnosti</text:p>
      <text:p text:style-name="Základnítext">a</text:p>
      <text:p text:style-name="Základnítext">podle<text:s/>§ 2 odst. 4 ve spojení s<text:s/>§ 3 odst. 3<text:s/>zákona č. 106/1999 Sb., o svobodném přístupu k informacím,<text:span text:style-name="T33"><text:s/>odmítá</text:span><text:s/>v části, ve které požadoval objasnit, „<text:span text:style-name="T34"><text:s/>jak je možné, že si KVOP dovolil 1). ve věci upření mně práva dle zákč. 87/94 sb k mé záležitosti studia za škr. 69/74 2)ve stavebním řízení SÚ-Čáslav čj. výst 1008/98+1133/99 a 3)ve stav řízení výst 3942/08 a n. tvrzení a postup zdejší tehdejší komunální sféry učiněný za součinnosti původních složek SNB-StB</text:span>.“</text:p>
      <text:soft-page-break/>
      <text:h text:style-name="Nadpis1" text:outline-level="1">Odůvodnění</text:h>
      <text:p text:style-name="Základnítext">Žádostí ze dne 18. 11. 2019 požadoval pan<text:s/>B. V.<text:s/>následující informace:</text:p>
      <text:list text:style-name="LFO11" text:continue-numbering="true">
        <text:list-item>
          <text:p text:style-name="P35">Sdělit <text:s/>- stačí přibližný údaj – počet zaměstnanců KVOP – dále přibližnou výši platu VOP a jeho zástupce</text:p>
        </text:list-item>
        <text:list-item>
          <text:p text:style-name="P36">Sdělit<text:s/><text:span text:style-name="T37">„veškerá působení od 1. 1. 1990 nyní VOP A. Šabatové do současností. Jakož jaké aktivity jmenovaná učinila po uvedeném datu v dosažení právního státu a vymahatelnosti práva.“</text:span></text:p>
        </text:list-item>
        <text:list-item>
          <text:p text:style-name="P38">Objasnění „<text:span text:style-name="T39">jak je možné, že si KVOP dovolil 1). ve věci upření mně práva dle zákč. 87/94 sb k mé záležitosti studia za škr. 69/74 2)ve stavebním<text:s/></text:span><text:span text:style-name="T40">řízen</text:span><text:span text:style-name="T41">í SÚ-Čáslav čj.<text:s/></text:span><text:span text:style-name="T42">v</text:span><text:span text:style-name="T43">ýst 1008/98+1133/99 a 3)ve stav řízení výst 3942/08 a n. tvrzení a postup zdejší tehdejší komunální sféry učiněný za součinnosti původních složek SNB-StB</text:span>.“</text:p>
        </text:list-item>
      </text:list>
      <text:p text:style-name="Základnítext">Žádost byla uplatněna v rámci odvolání proti rozhodnutí ředitelky sekce právní Kanceláře veřejného ochránce práv č. j.: KVOP-48765/2019, sp. zn. K106 70/2019, ze dne 30. 10. 2019, kterým byla odmítnuta žádost o informace ze dne<text:s/><text:span text:style-name="T44">17. září 2019.</text:span></text:p>
      <text:p text:style-name="Základnítext"><text:span text:style-name="T45">V bodu 2) byla žádost částečně odmítnuta, neboť informace o působení Anny Šabatové před rokem 2001 a v letech 2008 – 2013 (tj. mimo funkci zástupkyně veřejného ochránce práv a veřejné ochránkyně práv) se nevztahují k působnosti veřejného ochránce práv a podle § 2 odst. 1 zákona o svobodném přístupu k informacím se tak na ně nevztahuje povinnost je poskytovat. Nicméně pokud žadatel chce mít povědomí o působení Anny Šabatové, lze jej ve zkráceném rozsahu odkázat na stručný životopis Anny Šabatové zveřejněný na webových stránkách ochránce v sekci v sekci Veřejný ochránce práv (dostupné z</text:span><text:span text:style-name="instrukce"><text:s/></text:span><text:a xlink:href="https://www.ochrance.cz/verejna-ochrankyne-prav-ombudsmanka/" office:target-frame-name="_top" xlink:show="replace"><text:span text:style-name="Hypertextovýodkaz">https://www.ochrance.cz/verejna-ochrankyne-prav-ombudsmanka/</text:span></text:a><text:s/>). Další informace lze čerpat i z jiných zdrojů, např. z internetové encyklopedie Wikipedie, nicméně je třeba mít na paměti, že se jedná o encyklopedii vytvářenou samotnými uživateli a je proto namístě si informace zde získané ověřit i jinak.<text:s/></text:p>
      <text:p text:style-name="Základnítext"><text:span text:style-name="T46">V bodu 3) se poskytnutí informací žadateli odmítá, neboť požadované informace neexistují. Dotaz je polemikou se způsobem, kterým byly veřejným ochránce práv vyřízeny podněty žadatele vedené pod sp. zn.</text:span><text:span text:style-name="instrukce"><text:s/></text:span>2469/2002/VOP/MH a sp. zn. 4319/2009/VOP/JK a v podstatě vede k tomu, aby veřejná ochránkyně práv vytvořila nový názor na oba případy. Nicméně podle § 2 odst. 4 zákona se povinnost poskytovat informace na vytváření názorů či nových informací nevztahuje. Oba spisy navíc byly skartovány, což bylo stěžovateli sděleno v rámci vyřízení jeho žádosti ze dne 17. 9. 2019, proto nelze ani ověřit, jakým způsobem byly vyřízeny a z jakých podkladů veřejný ochránce práv při jejich vyřízení vycházel.<text:s/></text:p>
      <text:p text:style-name="Základnítext">Veškeré ostatní požadované informace byly žadateli poskytnuty a doručeny spolu s tímto rozhodnutím.</text:p>
      <text:h text:style-name="Nadpis1" text:outline-level="1">Poučení</text:h>
      <text:p text:style-name="Základnítext">Proti tomuto rozhodnutí lze v souladu s ustanovením § 16 zákona o svobodném přístupu k informacím a v souladu se Zásadami pro poskytování informací Kanceláří veřejného ochránce práv (viz<text:s/><text:span text:style-name="Hypertextovýodkaz">www.ochrance.cz</text:span>), podat ve lhůtě 15 dnů od jeho doručení odvolání k vedoucímu Kanceláře veřejného ochránce práv prostřednictvím vedoucího<text:s/>odboru<text:s/>vnitřní správy.</text:p>
      <text:p text:style-name="Základnítext"/>
      <text:p text:style-name="Základnítext"/>
      <text:p text:style-name="Základnítext"/>
      <text:p text:style-name="P47"><text:tab/>Ing. Josef Svoboda</text:p>
      <text:p text:style-name="P48"><text:tab/>vedoucí odboru vnitřní správy</text:p>
      <text:p text:style-name="Normální"/>
      <text:p text:style-name="Normální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5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/>
    </style:style>
    <style:style style:name="kubikova" style:display-name="kubikova" style:family="text">
      <style:text-properties style:font-name="Trebuchet MS" fo:color="#808000" fo:font-size="11pt" style:font-size-asian="11pt" style:text-underline-type="none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1LVL1" style:family="text">
      <style:text-properties style:font-name-complex="Times New Roman"/>
    </style:style>
    <text:list-style style: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2LVL1" style:family="text">
      <style:text-properties style:font-name-complex="Times New Roman"/>
    </style:style>
    <style:style style:name="WW_CharLFO3LVL1" style:family="text">
      <style:text-properties style:font-name-complex="Times New Roman"/>
    </style:style>
    <text:list-style style:name="LFO3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4LVL1" style:family="text">
      <style:text-properties style:font-name-complex="Times New Roman"/>
    </style:style>
    <style:style style:name="WW_CharLFO5LVL1" style:family="text">
      <style:text-properties style:font-name-complex="Times New Roman"/>
    </style:style>
    <style:style style:name="WW_CharLFO6LVL1" style:family="text">
      <style:text-properties style:font-name-complex="Times New Roman"/>
    </style:style>
    <style:style style:name="WW_CharLFO7LVL1" style:family="text">
      <style:text-properties style:font-name="Wingdings"/>
    </style:style>
    <style:style style:name="WW_CharLFO7LVL2" style:family="text">
      <style:text-properties style:font-name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text:display="true" fo:color="#000000" fo:letter-spacing="normal" style:letter-kerning="false" style:text-position="0% 100%" style:text-underline-type="none"/>
    </style:style>
    <style:style style:name="WW_CharLFO8LVL2" style:family="text">
      <style:text-properties style:font-name-complex="Times New Roman"/>
    </style:style>
    <style:style style:name="WW_CharLFO8LVL3" style:family="text">
      <style:text-properties style:font-name-complex="Times New Roman"/>
    </style:style>
    <style:style style:name="WW_CharLFO8LVL4" style:family="text">
      <style:text-properties style:font-name-complex="Times New Roman"/>
    </style:style>
    <style:style style:name="WW_CharLFO8LVL5" style:family="text">
      <style:text-properties style:font-name-complex="Times New Roman"/>
    </style:style>
    <style:style style:name="WW_CharLFO8LVL6" style:family="text">
      <style:text-properties style:font-name-complex="Times New Roman"/>
    </style:style>
    <style:style style:name="WW_CharLFO8LVL7" style:family="text">
      <style:text-properties style:font-name-complex="Times New Roman"/>
    </style:style>
    <style:style style:name="WW_CharLFO8LVL8" style:family="text">
      <style:text-properties style:font-name-complex="Times New Roman"/>
    </style:style>
    <style:style style:name="WW_CharLFO8LVL9" style:family="text">
      <style:text-properties style:font-name-complex="Times New Roman"/>
    </style:style>
    <style:style style:name="WW_CharLFO9LVL1" style:family="text">
      <style:text-properties style:font-name="Wingdings"/>
    </style:style>
    <style:style style:name="WW_CharLFO9LVL2" style:family="text">
      <style:text-properties style:font-name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/>
    </style:style>
    <style:style style:name="WW_CharLFO9LVL9" style:family="text">
      <style:text-properties style:font-name="Wingdings"/>
    </style:style>
    <style:style style:name="WW_CharLFO11LVL1" style:family="text">
      <style:text-properties style:font-name-complex="Times New Roman"/>
    </style:style>
    <style:style style:name="WW_CharLFO11LVL2" style:family="text">
      <style:text-properties style:font-name-complex="Times New Roman"/>
    </style:style>
    <style:style style:name="WW_CharLFO11LVL3" style:family="text">
      <style:text-properties style:font-name-complex="Times New Roman"/>
    </style:style>
    <style:style style:name="WW_CharLFO11LVL4" style:family="text">
      <style:text-properties style:font-name-complex="Times New Roman"/>
    </style:style>
    <style:style style:name="WW_CharLFO11LVL5" style:family="text">
      <style:text-properties style:font-name-complex="Times New Roman"/>
    </style:style>
    <style:style style:name="WW_CharLFO11LVL6" style:family="text">
      <style:text-properties style:font-name-complex="Times New Roman"/>
    </style:style>
    <style:style style:name="WW_CharLFO11LVL7" style:family="text">
      <style:text-properties style:font-name-complex="Times New Roman"/>
    </style:style>
    <style:style style:name="WW_CharLFO11LVL8" style:family="text">
      <style:text-properties style:font-name-complex="Times New Roman"/>
    </style:style>
    <style:style style:name="WW_CharLFO11LVL9" style:family="text">
      <style:text-properties style:font-name-complex="Times New Roman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7">
      <text:list-level-style-bullet text:level="1" text:style-name="WW_CharLFO7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text:style-name="WW_CharLFO8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8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8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8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8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8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8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8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8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number text:level="1" text:style-name="WW_CharLFO11LVL1" style:num-suffix=")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text:style-name="WW_CharLFO11LVL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text:style-name="WW_CharLFO11LVL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text:style-name="WW_CharLFO11LVL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text:style-name="WW_CharLFO11LVL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text:style-name="WW_CharLFO11LVL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text:style-name="WW_CharLFO11LVL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text:style-name="WW_CharLFO11LVL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text:style-name="WW_CharLFO11LVL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name="Calibri"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Záhlaví"/>
      </style:header>
      <style:footer>
        <text:p text:style-name="P8"><text:span text:style-name="T9"><text:page-number text:fixed="false">4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A0EFW*</text:span>*KVOPX00A0EFW*</text:p>
        <text:p text:style-name="P12"><text:span text:style-name="T13">KVOPX00A0EFW</text:span>KVOPX00A0EFW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 Mgr.</dc:creator>
    <meta:creation-date>2020-01-10T12:48:00Z</meta:creation-date>
    <dc:date>2020-01-10T12:50:00Z</dc:date>
    <meta:print-date>2019-12-02T09:35:00Z</meta:print-date>
    <meta:template xlink:href="KVOP_dopis%20vedoucího" xlink:type="simple"/>
    <meta:editing-cycles>3</meta:editing-cycles>
    <meta:editing-duration>PT180S</meta:editing-duration>
    <meta:user-defined meta:name="ContentTypeId">0x010100D3A71DC738674B4893D02C4CA0E22FAC</meta:user-defined>
    <meta:document-statistic meta:page-count="4" meta:paragraph-count="15" meta:word-count="1143" meta:character-count="7874" meta:row-count="56" meta:non-whitespace-character-count="6746"/>
  </office:meta>
</office:document-meta>
</file>